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285" officeooo:paragraph-rsid="00042285"/>
    </style:style>
    <style:style style:name="P2" style:family="paragraph" style:parent-style-name="Standard">
      <style:text-properties officeooo:rsid="0004d598" officeooo:paragraph-rsid="0004d598"/>
    </style:style>
    <style:style style:name="P3" style:family="paragraph" style:parent-style-name="Standard">
      <style:text-properties fo:language="zxx" fo:country="none" officeooo:rsid="0003442a" officeooo:paragraph-rsid="0003442a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37a28" officeooo:paragraph-rsid="00037a28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42285" officeooo:paragraph-rsid="00042285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8d68e" officeooo:paragraph-rsid="0008d68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a4f73" officeooo:paragraph-rsid="000a4f73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c2399" officeooo:paragraph-rsid="000c2399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c9a55" officeooo:paragraph-rsid="000c9a55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officeooo:rsid="000c9a55" officeooo:paragraph-rsid="000c9a55"/>
    </style:style>
    <style:style style:name="P11" style:family="paragraph" style:parent-style-name="Standard" style:list-style-name="L1">
      <style:text-properties fo:language="zxx" fo:country="none" officeooo:rsid="000c9a55" officeooo:paragraph-rsid="000c9a55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zxx" fo:country="none" officeooo:rsid="000e7d59" officeooo:paragraph-rsid="000e7d59" style:language-asian="zxx" style:country-asian="none" style:language-complex="zxx" style:country-complex="none"/>
    </style:style>
    <style:style style:name="P13" style:family="paragraph" style:parent-style-name="Standard" style:list-style-name="L1">
      <style:text-properties fo:language="zxx" fo:country="none" officeooo:rsid="0010f395" officeooo:paragraph-rsid="0010f395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42285" officeooo:paragraph-rsid="00042285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2f3fb" officeooo:paragraph-rsid="0012f3fb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37a28" officeooo:paragraph-rsid="00037a28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037a28" officeooo:paragraph-rsid="0003442a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33ecb" officeooo:paragraph-rsid="00133ecb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33ecb" officeooo:paragraph-rsid="00142776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42776" officeooo:paragraph-rsid="00142776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60d48" officeooo:paragraph-rsid="00160d48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fo:font-weight="bold" officeooo:rsid="00133ecb" officeooo:paragraph-rsid="00133ecb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037a28"/>
    </style:style>
    <style:style style:name="T2" style:family="text">
      <style:text-properties officeooo:rsid="00042285"/>
    </style:style>
    <style:style style:name="T3" style:family="text">
      <style:text-properties officeooo:rsid="00078cff"/>
    </style:style>
    <style:style style:name="T4" style:family="text">
      <style:text-properties officeooo:rsid="0008d68e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0e7d59" style:language-asian="zxx" style:country-asian="none" style:language-complex="zxx" style:country-complex="none"/>
    </style:style>
    <style:style style:name="T7" style:family="text">
      <style:text-properties fo:language="zxx" fo:country="none" officeooo:rsid="0016b063" style:language-asian="zxx" style:country-asian="none" style:language-complex="zxx" style:country-complex="none"/>
    </style:style>
    <style:style style:name="T8" style:family="text">
      <style:text-properties officeooo:rsid="0009ba2b"/>
    </style:style>
    <style:style style:name="T9" style:family="text">
      <style:text-properties officeooo:rsid="000c9a55"/>
    </style:style>
    <style:style style:name="T10" style:family="text">
      <style:text-properties officeooo:rsid="0012f3fb"/>
    </style:style>
    <style:style style:name="T11" style:family="text">
      <style:text-properties officeooo:rsid="00142776"/>
    </style:style>
    <style:style style:name="T12" style:family="text">
      <style:text-properties officeooo:rsid="0014d32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42776" style:font-weight-asian="bold" style:font-weight-complex="bold"/>
    </style:style>
    <style:style style:name="T15" style:family="text">
      <style:text-properties fo:font-weight="bold" officeooo:rsid="0014d32e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42776" style:font-style-asian="italic" style:font-style-complex="italic"/>
    </style:style>
    <style:style style:name="T18" style:family="text">
      <style:text-properties officeooo:rsid="00160d48"/>
    </style:style>
    <style:style style:name="T19" style:family="text">
      <style:text-properties officeooo:rsid="0016b063"/>
    </style:style>
    <style:style style:name="T20" style:family="text">
      <style:text-properties officeooo:rsid="001741c4"/>
    </style:style>
    <style:style style:name="T21" style:family="text">
      <style:text-properties officeooo:rsid="0018c7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ão 4) </text:p>
      <text:p text:style-name="P3"/>
      <text:p text:style-name="P3">Nesta questão foi desenvolvido um modelo preditivo do tipo regressor que envolve o uso de uma rede neural ELM (Máquina de Aprendizado extremo, <text:span text:style-name="T16">Extreme Learning Machine</text:span> em inglês) cujos parametros de regularização foram definidos utilizando um algoritmo evolutivo. </text:p>
      <text:p text:style-name="P3"/>
      <text:p text:style-name="P3">Neste modelo os pesos relativos a camada intermediária foram definidos conforme métodos tradicionais, <text:span text:style-name="T1">ou seja, segundo uma distribuição probabilistica com média zero. Ja os pesos da camada saída foram ajustados através d</text:span>a regularização de Tikhonov para múltiplos parâmetros <text:span text:style-name="T20">(ref? chung)</text:span>, dada na forma: <text:line-break/><text:line-break/>formula com somatorio.</text:p>
      <text:p text:style-name="P3"/>
      <text:p text:style-name="P4">Métodos que mesclam algoritmos genéticos e redes ELM já foram explorados de diversas formas na <text:span text:style-name="T4">l</text:span>iteratura <text:span text:style-name="T20">(matias, Song, Wang)</text:span>, indo desde apenas preprocessar os dados de entrada do modelo preditivo <text:span text:style-name="T21">(Pahuja)</text:span>, <text:span text:style-name="T21">passando pela construção de comitês de máquinas (Zhou),</text:span> até o ajuste completo de todos os parâmetros ajustáveis: pesos da camada intermediária, funções de ativação (e seus respectivos hiperparâmetros) e constantes de regularização. Neste trabalho apenas as constantes de regularização foram ajustadas via evolução, por cumprir sua função didática, apresentar resultados razoáveis embora não competitivos com o estado da arte, e tornar os processos mais rápidos quando comparados ao ajuste completo da rede, tendo em vista os recursos computacionais disponíveis.</text:p>
      <text:p text:style-name="P4"/>
      <text:p text:style-name="P21">Para os experimentos, foi utilizado o banco de dados wine_quality, disponível em (<text:span text:style-name="T21">uci</text:span>), com uma divisão em cinco pastas onde, para cada uma das pastas, seus dados correspondem ao conjunto de validação e os outros ao conjunto de treinamento.</text:p>
      <text:p text:style-name="P3"/>
      <text:p text:style-name="P6">Abaixo está o<text:span text:style-name="T18">s</text:span> pseudocodigo<text:span text:style-name="T18">s</text:span> do<text:span text:style-name="T18">s</text:span> programa<text:span text:style-name="T18">s</text:span></text:p>
      <text:p text:style-name="P17"/>
      <text:p text:style-name="P22">GA_ELM</text:p>
      <text:p text:style-name="P18"/>
      <text:p text:style-name="P18"><text:tab/><text:span text:style-name="T13">para</text:span> cada <text:span text:style-name="T16">pasta</text:span> <text:span text:style-name="T13">faça</text:span>: </text:p>
      <text:p text:style-name="P18"><text:tab/><text:tab/>inicializa_rede_neural (); <text:s text:c="2"/>//pesos definidos aleatoriamente</text:p>
      <text:p text:style-name="P19"><text:tab/><text:tab/><text:span text:style-name="T11">[options numberOfVariables] = </text:span>configure_GA(); // <text:span text:style-name="T11">define alguns parametros</text:span></text:p>
      <text:p text:style-name="P19"><text:tab/><text:tab/><text:span text:style-name="T11">problem = {FitnessFunction, numberOfVariables', options};</text:span></text:p>
      <text:p text:style-name="P19"><text:tab/><text:tab/><text:span text:style-name="T11">[lambda_final, fval] = ga(problem);</text:span></text:p>
      <text:p text:style-name="P19"><text:tab/><text:tab/><text:span text:style-name="T11">ajusta_camada_saida(lambda_final);</text:span></text:p>
      <text:p text:style-name="P19"><text:tab/><text:tab/><text:span text:style-name="T11">FinalValidatingAccuracy =fval;</text:span></text:p>
      <text:p text:style-name="P19"><text:tab/><text:span text:style-name="T14">fim para</text:span></text:p>
      <text:p text:style-name="P19"/>
      <text:p text:style-name="P19"/>
      <text:p text:style-name="P19"><text:span text:style-name="T14">GA</text:span><text:tab/></text:p>
      <text:p text:style-name="P19"><text:span text:style-name="T11"><text:tab/>pop = gera_população_inicial();</text:span></text:p>
      <text:p text:style-name="P19"><text:tab/><text:span text:style-name="T11">scores = avalia_população(pop);</text:span></text:p>
      <text:p text:style-name="P19"><text:tab/> <text:span text:style-name="T11">geração = 0;</text:span></text:p>
      <text:p text:style-name="P19"><text:span text:style-name="T11"><text:tab/></text:span><text:span text:style-name="T14">enquanto</text:span><text:span text:style-name="T11"> as </text:span><text:span text:style-name="T17">condições de parada</text:span><text:span text:style-name="T11"> não forem atendidas </text:span><text:span text:style-name="T14">faça</text:span><text:span text:style-name="T11">:</text:span></text:p>
      <text:p text:style-name="P19"><text:tab/><text:tab/><text:span text:style-name="T11">[pais, mutantes] = seleciona_crossover_mutação(pop);</text:span></text:p>
      <text:p text:style-name="P19"><text:tab/><text:tab/><text:span text:style-name="T11">filhos = executa_crossover(pais);</text:span></text:p>
      <text:p text:style-name="P19"><text:tab/><text:tab/><text:span text:style-name="T11">mutados = executa_mutação(mutantes);</text:span></text:p>
      <text:p text:style-name="P19"><text:tab/><text:tab/><text:span text:style-name="T11">pop = filhos + mutados;</text:span></text:p>
      <text:p text:style-name="P19"><text:soft-page-break/><text:tab/><text:tab/><text:span text:style-name="T11">scores = avalia_população(pop);</text:span></text:p>
      <text:p text:style-name="P20"><text:tab/><text:tab/>geração++;</text:p>
      <text:p text:style-name="P19"><text:tab/><text:span text:style-name="T14">fim enquanto</text:span></text:p>
      <text:p text:style-name="P19"><text:span text:style-name="T11"><text:tab/>solução = seleciona_melhor_individuo(pop);</text:span></text:p>
      <text:p text:style-name="P19"><text:span text:style-name="T11"><text:tab/>eval = score(solução);</text:span></text:p>
      <text:p text:style-name="P19"><text:tab/><text:span text:style-name="T15">retorna</text:span><text:span text:style-name="T12"> [solução, eval]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o tocante a parte evolutiva do programa, foram adotados as seguintes <text:span text:style-name="T2">definições</text:span>:</text:p>
      <text:p text:style-name="P4"/>
      <text:p text:style-name="P4"/>
      <text:p text:style-name="P4">--<text:span text:style-name="T3">&gt; Cada individuo é representado por um vetor de tamanho 5 de valores reais onde cada um dos valores representa um dos parametros "lambda"i.</text:span></text:p>
      <text:p text:style-name="P4"/>
      <text:p text:style-name="P4"/>
      <text:p text:style-name="P5">→ População inicial</text:p>
      <text:p text:style-name="P5"/>
      <text:p text:style-name="P5">A população <text:span text:style-name="T3">inicial foi gerada escolhendo-se para cada elemento do vetor aleatoriamente segundo dentro intervalo [-1000 1000]. </text:span></text:p>
      <text:p text:style-name="P4"/>
      <text:p text:style-name="P4">Operador de crossover</text:p>
      <text:p text:style-name="P4"/>
      <text:p text:style-name="P8">O operador de crossover consiste em uma simples troca de valores, de <text:span text:style-name="T9">tamanho determinado aleatoriamente,</text:span> no vetor g<text:span text:style-name="T19">ê</text:span>nico entre <text:span text:style-name="T19">dois</text:span> individuos.</text:p>
      <text:p text:style-name="P4"/>
      <text:p text:style-name="P4">Operador de mutação</text:p>
      <text:p text:style-name="P6"/>
      <text:p text:style-name="P6"><text:span text:style-name="T19">O</text:span> operador de mutacao proposto varia <text:span text:style-name="T8">os parametros de individuos previamente selecionados segundo uma distribuicao gaussiana padrao multiplicada por um fator que depende diretamente da geracao atual e de valores previamente determinados.</text:span></text:p>
      <text:p text:style-name="P4"/>
      <text:p text:style-name="P4"/>
      <text:p text:style-name="P4">função de fitness</text:p>
      <text:p text:style-name="P7">o fitness de cada individuo é determinado pela erro quadratico médio para os conjunto de validacao da rede neural regularizada com o valores do vetor que compoe o gene.</text:p>
      <text:p text:style-name="P7"/>
      <text:p text:style-name="P4"/>
      <text:p text:style-name="P5">operador de seleção</text:p>
      <text:p text:style-name="P7">o operador escolhido foi o de rank, onde cada individuo possui uma probabilidade de ser selecionado segundo sua posicao no vetor de "fitness" apos o mesmo ser ordenado por ordem crescente.</text:p>
      <text:p text:style-name="P5"/>
      <text:p text:style-name="P4"/>
      <text:p text:style-name="P5">parametros do alg<text:span text:style-name="T19">oritmo</text:span> e como chegou</text:p>
      <text:p text:style-name="P9"><text:soft-page-break/>diversos parametros neste método precisam ser ajustados e, em sua maioria, eles foram determinados empiricamente. Sao esses:</text:p>
      <text:p text:style-name="P9"/>
      <text:list xml:id="list1482201794399889304" text:style-name="L1">
        <text:list-item>
          <text:p text:style-name="P11">condicoes de contorno para valores máximos e minimos dos parâmetros: <text:span text:style-name="T19">1000</text:span> e -<text:span text:style-name="T19">1000</text:span></text:p>
        </text:list-item>
        <text:list-item>
          <text:p text:style-name="P10"><text:span text:style-name="T5">numero máximo </text:span><text:span text:style-name="T6">de gera</text:span><text:span text:style-name="T7">çõ</text:span><text:span text:style-name="T6">es: </text:span><text:span text:style-name="T7">30</text:span></text:p>
        </text:list-item>
        <text:list-item>
          <text:p text:style-name="P12">tamanho da populacao: <text:span text:style-name="T19">100</text:span></text:p>
        </text:list-item>
        <text:list-item>
          <text:p text:style-name="P13">fracao da popula<text:span text:style-name="T19">çã</text:span>o escolhida para <text:span text:style-name="T19">crossover: 0.8</text:span></text:p>
        </text:list-item>
        <text:list-item>
          <text:p text:style-name="P13">fracao da popula<text:span text:style-name="T19">çã</text:span>o escolhida pra muta<text:span text:style-name="T19">çã</text:span>o: <text:span text:style-name="T20">0.1</text:span></text:p>
        </text:list-item>
        <text:list-item>
          <text:p text:style-name="P13">n<text:span text:style-name="T19">ú</text:span>mero de neur<text:span text:style-name="T19">ô</text:span>nios na camada intermedi<text:span text:style-name="T19">á</text:span>ria: <text:span text:style-name="T19">50</text:span></text:p>
        </text:list-item>
        <text:list-item>
          <text:p text:style-name="P13"/>
        </text:list-item>
      </text:list>
      <text:p text:style-name="P5"/>
      <text:p text:style-name="P5"/>
      <text:p text:style-name="P5">criterio<text:span text:style-name="T10">s</text:span> de parada</text:p>
      <text:p text:style-name="P5"/>
      <text:p text:style-name="P15">foi adotado como critérios de parada número máximo de gerações (<text:span text:style-name="T20">30</text:span>) e limiar de erro mínimo (0.02)</text:p>
      <text:p text:style-name="P5"/>
      <text:p text:style-name="P5">graficos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2">nh50 P100 G30</text:p>
      <text:p text:style-name="P2"/>
      <text:p text:style-name="P2"/>
      <text:p text:style-name="P2">Final mean squared error (training) = 0.0795721302778</text:p>
      <text:p text:style-name="P2">Final mean squared error (validation) = 0.0833174151245</text:p>
      <text:p text:style-name="P2">tempo total:186.224</text:p>
      <text:p text:style-name="P2">Fold = 2</text:p>
      <text:p text:style-name="P2">Number of input-output patterns (training) = 1147</text:p>
      <text:p text:style-name="P2">Number of input-output patterns (validation) = 287</text:p>
      <text:p text:style-name="P2">warning: __ga_problem_return_variables__: some elements in list of return values are undefined</text:p>
      <text:p text:style-name="P2">warning: called from</text:p>
      <text:p text:style-name="P2"><text:s text:c="4"/>__ga_problem_return_variables__ at line 38 column 1</text:p>
      <text:p text:style-name="P2"><text:s text:c="4"/>__ga_problem__ at line 97 column 45</text:p>
      <text:p text:style-name="P2"><text:s text:c="4"/>ga at line 113 column 47</text:p>
      <text:p text:style-name="P2"><text:s text:c="4"/>GA_ELM at line 102 column 28</text:p>
      <text:p text:style-name="P2">Final mean squared error (training) = 0.0800411045357</text:p>
      <text:p text:style-name="P2">Final mean squared error (validation) = 0.0820886482134</text:p>
      <text:p text:style-name="P2">tempo total:185.32</text:p>
      <text:p text:style-name="P2">Fold = 3</text:p>
      <text:p text:style-name="P2">Number of input-output patterns (training) = 1147</text:p>
      <text:p text:style-name="P2">Number of input-output patterns (validation) = 287</text:p>
      <text:p text:style-name="P2">warning: __ga_problem_return_variables__: some elements in list of return values are undefined</text:p>
      <text:p text:style-name="P2">warning: called from</text:p>
      <text:p text:style-name="P2"><text:s text:c="4"/>__ga_problem_return_variables__ at line 38 column 1</text:p>
      <text:p text:style-name="P2"><text:soft-page-break/><text:s text:c="4"/>__ga_problem__ at line 97 column 45</text:p>
      <text:p text:style-name="P2"><text:s text:c="4"/>ga at line 113 column 47</text:p>
      <text:p text:style-name="P2"><text:s text:c="4"/>GA_ELM at line 102 column 28</text:p>
      <text:p text:style-name="P2">Final mean squared error (training) = 0.0812634074775</text:p>
      <text:p text:style-name="P2">Final mean squared error (validation) = 0.0798830513254</text:p>
      <text:p text:style-name="P2">tempo total:198.192</text:p>
      <text:p text:style-name="P2">Fold = 4</text:p>
      <text:p text:style-name="P2">Number of input-output patterns (training) = 1147</text:p>
      <text:p text:style-name="P2">Number of input-output patterns (validation) = 287</text:p>
      <text:p text:style-name="P2">warning: __ga_problem_return_variables__: some elements in list of return values are undefined</text:p>
      <text:p text:style-name="P2">warning: called from</text:p>
      <text:p text:style-name="P2"><text:s text:c="4"/>__ga_problem_return_variables__ at line 38 column 1</text:p>
      <text:p text:style-name="P2"><text:s text:c="4"/>__ga_problem__ at line 97 column 45</text:p>
      <text:p text:style-name="P2"><text:s text:c="4"/>ga at line 113 column 47</text:p>
      <text:p text:style-name="P2"><text:s text:c="4"/>GA_ELM at line 102 column 28</text:p>
      <text:p text:style-name="P2">Final mean squared error (training) = 0.0805273315758</text:p>
      <text:p text:style-name="P2">Final mean squared error (validation) = 0.0829208788583</text:p>
      <text:p text:style-name="P2">tempo total:194.56</text:p>
      <text:p text:style-name="P2">Fold = 5</text:p>
      <text:p text:style-name="P2">Number of input-output patterns (training) = 1148</text:p>
      <text:p text:style-name="P2">Number of input-output patterns (validation) = 286</text:p>
      <text:p text:style-name="P2">warning: __ga_problem_return_variables__: some elements in list of return values are undefined</text:p>
      <text:p text:style-name="P2">warning: called from</text:p>
      <text:p text:style-name="P2"><text:s text:c="4"/>__ga_problem_return_variables__ at line 38 column 1</text:p>
      <text:p text:style-name="P2"><text:s text:c="4"/>__ga_problem__ at line 97 column 45</text:p>
      <text:p text:style-name="P2"><text:s text:c="4"/>ga at line 113 column 47</text:p>
      <text:p text:style-name="P2"><text:s text:c="4"/>GA_ELM at line 102 column 28</text:p>
      <text:p text:style-name="P2">Final mean squared error (training) = 0.083408666777</text:p>
      <text:p text:style-name="P2">Final mean squared error (validation) = 0.0778116565964</text:p>
      <text:p text:style-name="P2">tempo total:202.048</text:p>
      <text:p text:style-name="P2">tempo total:966.416</text:p>
      <text:p text:style-name="P2">&gt;&gt;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59:42.887957431</meta:creation-date>
    <dc:date>2017-10-10T18:31:14.324072861</dc:date>
    <meta:editing-duration>PT19H26M41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4" meta:paragraph-count="108" meta:word-count="904" meta:character-count="6349" meta:non-whitespace-character-count="5452"/>
  </office:meta>
</office:document-meta>
</file>